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hapter Id</text:p>
          </table:table-cell>
          <table:table-cell office:value-type="string" calcext:value-type="string">
            <text:p>Problem Id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easy, but not don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9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0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1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2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3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4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5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6E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7E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9E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0E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9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0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1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E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9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0E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1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9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0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1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2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3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4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5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6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7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8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9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E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0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3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4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5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6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7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8E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9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6:00:36.777129422</meta:creation-date>
    <meta:generator>LibreOffice/5.4.7.2$Linux_X86_64 LibreOffice_project/40$Build-2</meta:generator>
    <dc:date>2018-06-20T14:01:20.176248920</dc:date>
    <meta:editing-duration>PT7H50M2S</meta:editing-duration>
    <meta:editing-cycles>7</meta:editing-cycles>
    <meta:document-statistic meta:table-count="1" meta:cell-count="335" meta:object-count="0"/>
  </office:meta>
</office:document-meta>
</file>